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4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ti" table:style-name="ta1">
        <table:shapes>
          <draw:frame draw:z-index="0" draw:style-name="gr1" draw:text-style-name="P1" svg:width="453.15pt" svg:height="255.26pt" svg:x="500.66pt" svg:y="6.77pt">
            <draw:object draw:notify-on-update-of-ranges="siti.A1:siti.A19 siti.C22:siti.C25 siti.B22:siti.B25 siti.B1:siti.B19 siti.C1:siti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BasketballDrill_832x480_50.yuv</text:p>
          </table:table-cell>
          <table:table-cell office:value-type="float" office:value="8.28554838896" calcext:value-type="float">
            <text:p>8.28554838896</text:p>
          </table:table-cell>
          <table:table-cell office:value-type="float" office:value="40.4969134626" calcext:value-type="float">
            <text:p>40.4969134626</text:p>
          </table:table-cell>
        </table:table-row>
        <table:table-row table:style-name="ro1">
          <table:table-cell office:value-type="string" calcext:value-type="string">
            <text:p>BasketballDrive_1920x1080_50.yuv</text:p>
          </table:table-cell>
          <table:table-cell office:value-type="float" office:value="5.53605638081235" calcext:value-type="float">
            <text:p>5.53605638081235</text:p>
          </table:table-cell>
          <table:table-cell office:value-type="float" office:value="39.3533488924529" calcext:value-type="float">
            <text:p>39.3533488924529</text:p>
          </table:table-cell>
        </table:table-row>
        <table:table-row table:style-name="ro1">
          <table:table-cell office:value-type="string" calcext:value-type="string">
            <text:p>BasketballPass</text:p>
          </table:table-cell>
          <table:table-cell office:value-type="float" office:value="9.05520407629" calcext:value-type="float">
            <text:p>9.05520407629</text:p>
          </table:table-cell>
          <table:table-cell office:value-type="float" office:value="36.3455636908" calcext:value-type="float">
            <text:p>36.3455636908</text:p>
          </table:table-cell>
        </table:table-row>
        <table:table-row table:style-name="ro1">
          <table:table-cell office:value-type="string" calcext:value-type="string">
            <text:p>BlowingBubbles</text:p>
          </table:table-cell>
          <table:table-cell office:value-type="float" office:value="8.56374544757" calcext:value-type="float">
            <text:p>8.56374544757</text:p>
          </table:table-cell>
          <table:table-cell office:value-type="float" office:value="61.7980582219" calcext:value-type="float">
            <text:p>61.7980582219</text:p>
          </table:table-cell>
        </table:table-row>
        <table:table-row table:style-name="ro1">
          <table:table-cell office:value-type="string" calcext:value-type="string">
            <text:p>BQMall_832x480_60.yuv</text:p>
          </table:table-cell>
          <table:table-cell office:value-type="float" office:value="11.1710822008" calcext:value-type="float">
            <text:p>11.1710822008</text:p>
          </table:table-cell>
          <table:table-cell office:value-type="float" office:value="54.9636243346" calcext:value-type="float">
            <text:p>54.9636243346</text:p>
          </table:table-cell>
        </table:table-row>
        <table:table-row table:style-name="ro1">
          <table:table-cell office:value-type="string" calcext:value-type="string">
            <text:p>BQSquare</text:p>
          </table:table-cell>
          <table:table-cell office:value-type="float" office:value="20.0019046057" calcext:value-type="float">
            <text:p>20.0019046057</text:p>
          </table:table-cell>
          <table:table-cell office:value-type="float" office:value="91.7932459389" calcext:value-type="float">
            <text:p>91.7932459389</text:p>
          </table:table-cell>
        </table:table-row>
        <table:table-row table:style-name="ro1">
          <table:table-cell office:value-type="string" calcext:value-type="string">
            <text:p>BQTerrace_1920x1080_60.yuv</text:p>
          </table:table-cell>
          <table:table-cell office:value-type="float" office:value="11.3562721827747" calcext:value-type="float">
            <text:p>11.3562721827747</text:p>
          </table:table-cell>
          <table:table-cell office:value-type="float" office:value="81.6378013137765" calcext:value-type="float">
            <text:p>81.6378013137765</text:p>
          </table:table-cell>
        </table:table-row>
        <table:table-row table:style-name="ro1">
          <table:table-cell office:value-type="string" calcext:value-type="string">
            <text:p>Cactus_1920x1080_50.yuv</text:p>
          </table:table-cell>
          <table:table-cell office:value-type="float" office:value="6.94960086193039" calcext:value-type="float">
            <text:p>6.94960086193039</text:p>
          </table:table-cell>
          <table:table-cell office:value-type="float" office:value="70.9861379517921" calcext:value-type="float">
            <text:p>70.9861379517921</text:p>
          </table:table-cell>
        </table:table-row>
        <table:table-row table:style-name="ro1">
          <table:table-cell office:value-type="string" calcext:value-type="string">
            <text:p>Kimono_1920x1080_24.yuv</text:p>
          </table:table-cell>
          <table:table-cell office:value-type="float" office:value="2.78899414696" calcext:value-type="float">
            <text:p>2.78899414696</text:p>
          </table:table-cell>
          <table:table-cell office:value-type="float" office:value="47.3708771293" calcext:value-type="float">
            <text:p>47.3708771293</text:p>
          </table:table-cell>
        </table:table-row>
        <table:table-row table:style-name="ro1">
          <table:table-cell office:value-type="string" calcext:value-type="string">
            <text:p>ParkJoy_3840x2160_50.yuv</text:p>
          </table:table-cell>
          <table:table-cell office:value-type="float" office:value="5.42938442302922" calcext:value-type="float">
            <text:p>5.42938442302922</text:p>
          </table:table-cell>
          <table:table-cell office:value-type="float" office:value="59.5845068123667" calcext:value-type="float">
            <text:p>59.5845068123667</text:p>
          </table:table-cell>
        </table:table-row>
        <table:table-row table:style-name="ro1">
          <table:table-cell office:value-type="string" calcext:value-type="string">
            <text:p>ParkScene_1920x1080_24.yuv</text:p>
          </table:table-cell>
          <table:table-cell office:value-type="float" office:value="5.37725782900353" calcext:value-type="float">
            <text:p>5.37725782900353</text:p>
          </table:table-cell>
          <table:table-cell office:value-type="float" office:value="54.242118571351" calcext:value-type="float">
            <text:p>54.242118571351</text:p>
          </table:table-cell>
        </table:table-row>
        <table:table-row table:style-name="ro1">
          <table:table-cell office:value-type="string" calcext:value-type="string">
            <text:p>PartyScene_832x480_50.yuv</text:p>
          </table:table-cell>
          <table:table-cell office:value-type="float" office:value="12.862781892" calcext:value-type="float">
            <text:p>12.862781892</text:p>
          </table:table-cell>
          <table:table-cell office:value-type="float" office:value="57.9137289423" calcext:value-type="float">
            <text:p>57.9137289423</text:p>
          </table:table-cell>
        </table:table-row>
        <table:table-row table:style-name="ro1">
          <table:table-cell office:value-type="string" calcext:value-type="string">
            <text:p>PeopleOnStreet_2560x1600_30_crop.yuv</text:p>
          </table:table-cell>
          <table:table-cell office:value-type="float" office:value="8.60799421455392" calcext:value-type="float">
            <text:p>8.60799421455392</text:p>
          </table:table-cell>
          <table:table-cell office:value-type="float" office:value="66.8918880517157" calcext:value-type="float">
            <text:p>66.8918880517157</text:p>
          </table:table-cell>
        </table:table-row>
        <table:table-row table:style-name="ro1">
          <table:table-cell office:value-type="string" calcext:value-type="string">
            <text:p>RaceHorses</text:p>
          </table:table-cell>
          <table:table-cell office:value-type="float" office:value="9.59908959484" calcext:value-type="float">
            <text:p>9.59908959484</text:p>
          </table:table-cell>
          <table:table-cell office:value-type="float" office:value="52.1056618805" calcext:value-type="float">
            <text:p>52.1056618805</text:p>
          </table:table-cell>
        </table:table-row>
        <table:table-row table:style-name="ro1">
          <table:table-cell office:value-type="string" calcext:value-type="string">
            <text:p>Traffic_2560x1600_30_crop.yuv</text:p>
          </table:table-cell>
          <table:table-cell office:value-type="float" office:value="6.64494985360274" calcext:value-type="float">
            <text:p>6.64494985360274</text:p>
          </table:table-cell>
          <table:table-cell office:value-type="float" office:value="57.6850642312902" calcext:value-type="float">
            <text:p>57.6850642312902</text:p>
          </table:table-cell>
        </table:table-row>
        <table:table-row table:style-name="ro1">
          <table:table-cell office:value-type="string" calcext:value-type="string">
            <text:p>FourPeople_1280x720_60.yuv</text:p>
          </table:table-cell>
          <table:table-cell office:value-type="float" office:value="7.46208191589921" calcext:value-type="float">
            <text:p>7.46208191589921</text:p>
          </table:table-cell>
          <table:table-cell office:value-type="float" office:value="61.6236052476706" calcext:value-type="float">
            <text:p>61.6236052476706</text:p>
          </table:table-cell>
        </table:table-row>
        <table:table-row table:style-name="ro1">
          <table:table-cell office:value-type="string" calcext:value-type="string">
            <text:p>Johnny</text:p>
          </table:table-cell>
          <table:table-cell office:value-type="float" office:value="7.06431549011" calcext:value-type="float">
            <text:p>7.06431549011</text:p>
          </table:table-cell>
          <table:table-cell office:value-type="float" office:value="57.8705451849" calcext:value-type="float">
            <text:p>57.8705451849</text:p>
          </table:table-cell>
        </table:table-row>
        <table:table-row table:style-name="ro1">
          <table:table-cell office:value-type="string" calcext:value-type="string">
            <text:p>Tennis</text:p>
          </table:table-cell>
          <table:table-cell office:value-type="float" office:value="4.45836315139" calcext:value-type="float">
            <text:p>4.45836315139</text:p>
          </table:table-cell>
          <table:table-cell office:value-type="float" office:value="59.2368128785" calcext:value-type="float">
            <text:p>59.2368128785</text:p>
          </table:table-cell>
        </table:table-row>
        <table:table-row table:style-name="ro1">
          <table:table-cell office:value-type="string" calcext:value-type="string">
            <text:p>SlideEditing</text:p>
          </table:table-cell>
          <table:table-cell office:value-type="float" office:value="26.0431579821" calcext:value-type="float">
            <text:p>26.0431579821</text:p>
          </table:table-cell>
          <table:table-cell office:value-type="float" office:value="87.0229854694" calcext:value-type="float">
            <text:p>87.0229854694</text:p>
          </table:table-cell>
        </table:table-row>
        <table:table-row table:style-name="ro1">
          <table:table-cell/>
          <table:table-cell office:value-type="float" office:value="14.41607606453" calcext:value-type="float">
            <text:p>14.41607606453</text:p>
          </table:table-cell>
          <table:table-cell office:value-type="float" office:value="64.06940481485" calcext:value-type="float">
            <text:p>64.0694048148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QSquare</text:p>
          </table:table-cell>
          <table:table-cell office:value-type="float" office:value="20.0019046057" calcext:value-type="float">
            <text:p>20.0019046057</text:p>
          </table:table-cell>
          <table:table-cell office:value-type="float" office:value="91.7932459389" calcext:value-type="float">
            <text:p>91.7932459389</text:p>
          </table:table-cell>
        </table:table-row>
        <table:table-row table:style-name="ro1">
          <table:table-cell office:value-type="string" calcext:value-type="string">
            <text:p>BQTerrace_1920x1080_60.yuv</text:p>
          </table:table-cell>
          <table:table-cell office:value-type="float" office:value="11.3562721827747" calcext:value-type="float">
            <text:p>11.3562721827747</text:p>
          </table:table-cell>
          <table:table-cell office:value-type="float" office:value="81.6378013137765" calcext:value-type="float">
            <text:p>81.6378013137765</text:p>
          </table:table-cell>
        </table:table-row>
        <table:table-row table:style-name="ro1">
          <table:table-cell office:value-type="string" calcext:value-type="string">
            <text:p>Kimono_1920x1080_24.yuv</text:p>
          </table:table-cell>
          <table:table-cell office:value-type="float" office:value="2.78899414696" calcext:value-type="float">
            <text:p>2.78899414696</text:p>
          </table:table-cell>
          <table:table-cell office:value-type="float" office:value="47.3708771293" calcext:value-type="float">
            <text:p>47.3708771293</text:p>
          </table:table-cell>
        </table:table-row>
        <table:table-row table:style-name="ro1">
          <table:table-cell office:value-type="string" calcext:value-type="string">
            <text:p>PartyScene_832x480_50.yuv</text:p>
          </table:table-cell>
          <table:table-cell office:value-type="float" office:value="12.862781892" calcext:value-type="float">
            <text:p>12.862781892</text:p>
          </table:table-cell>
          <table:table-cell office:value-type="float" office:value="57.9137289423" calcext:value-type="float">
            <text:p>57.91372894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 style:data-style-name="N2" text:time-value="16:27:59.102819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1T16:35:24.551543983</dc:date>
    <meta:editing-duration>PT7M25S</meta:editing-duration>
    <meta:editing-cycles>1</meta:editing-cycles>
    <meta:document-statistic meta:table-count="1" meta:cell-count="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diamond" chart:symbol-width="0.25cm" chart:symbol-height="0.25cm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scatter" chart:style-name="ch1">
        <chart:legend chart:legend-position="end" svg:x="13.724cm" svg:y="3.955cm" style:legend-expansion="high" chart:style-name="ch2"/>
        <chart:plot-area chart:style-name="ch3" table:cell-range-address="siti.A1:siti.B19 siti.B22:siti.C25" chart:data-source-has-labels="column" svg:x="0.319cm" svg:y="0.18cm" svg:width="13.086cm" svg:height="8.646cm">
          <chartooo:coordinate-region svg:x="0.94cm" svg:y="0.379cm" svg:width="12.185cm" svg:height="7.8cm"/>
          <chart:axis chart:dimension="x" chart:name="primary-x" chart:style-name="ch4" chartooo:axis-type="auto">
            <chart:categories table:cell-range-address="siti.A1:siti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iti.B22:siti.B25" chart:class="chart:scatter">
            <chart:domain table:cell-range-address="siti.C22:siti.C25"/>
            <chart:data-point chart:style-name="ch7" chart:repeated="4"/>
          </chart:series>
          <chart:series chart:style-name="ch8" chart:values-cell-range-address="siti.B1:siti.B19" chart:class="chart:scatter">
            <chart:domain table:cell-range-address="siti.C1:siti.C19"/>
            <chart:data-point chart:repeated="1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asketballDrill_832x480_50.yuv</text:p>
                <draw:g>
                  <svg:desc>siti.A1:siti.A19</svg:desc>
                </draw:g>
              </table:table-cell>
              <table:table-cell office:value-type="float" office:value="91.7932459389">
                <text:p>91.7932459389</text:p>
                <draw:g>
                  <svg:desc>siti.C22:siti.C25</svg:desc>
                </draw:g>
              </table:table-cell>
              <table:table-cell office:value-type="float" office:value="20.0019046057">
                <text:p>20.0019046057</text:p>
                <draw:g>
                  <svg:desc>siti.B22:siti.B25</svg:desc>
                </draw:g>
              </table:table-cell>
              <table:table-cell office:value-type="float" office:value="40.4969134626">
                <text:p>40.4969134626</text:p>
                <draw:g>
                  <svg:desc>siti.C1:siti.C19</svg:desc>
                </draw:g>
              </table:table-cell>
              <table:table-cell office:value-type="float" office:value="8.28554838896">
                <text:p>8.28554838896</text:p>
                <draw:g>
                  <svg:desc>siti.B1:siti.B19</svg:desc>
                </draw:g>
              </table:table-cell>
            </table:table-row>
            <table:table-row>
              <table:table-cell office:value-type="string">
                <text:p>BasketballDrive_1920x1080_50.yuv</text:p>
              </table:table-cell>
              <table:table-cell office:value-type="float" office:value="81.6378013137765">
                <text:p>81.6378013137765</text:p>
              </table:table-cell>
              <table:table-cell office:value-type="float" office:value="11.3562721827747">
                <text:p>11.3562721827747</text:p>
              </table:table-cell>
              <table:table-cell office:value-type="float" office:value="39.3533488924529">
                <text:p>39.3533488924529</text:p>
              </table:table-cell>
              <table:table-cell office:value-type="float" office:value="5.53605638081235">
                <text:p>5.53605638081235</text:p>
              </table:table-cell>
            </table:table-row>
            <table:table-row>
              <table:table-cell office:value-type="string">
                <text:p>BasketballPass</text:p>
              </table:table-cell>
              <table:table-cell office:value-type="float" office:value="47.3708771293">
                <text:p>47.3708771293</text:p>
              </table:table-cell>
              <table:table-cell office:value-type="float" office:value="2.78899414696">
                <text:p>2.78899414696</text:p>
              </table:table-cell>
              <table:table-cell office:value-type="float" office:value="36.3455636908">
                <text:p>36.3455636908</text:p>
              </table:table-cell>
              <table:table-cell office:value-type="float" office:value="9.05520407629">
                <text:p>9.05520407629</text:p>
              </table:table-cell>
            </table:table-row>
            <table:table-row>
              <table:table-cell office:value-type="string">
                <text:p>BlowingBubbles</text:p>
              </table:table-cell>
              <table:table-cell office:value-type="float" office:value="57.9137289423">
                <text:p>57.9137289423</text:p>
              </table:table-cell>
              <table:table-cell office:value-type="float" office:value="12.862781892">
                <text:p>12.862781892</text:p>
              </table:table-cell>
              <table:table-cell office:value-type="float" office:value="61.7980582219">
                <text:p>61.7980582219</text:p>
              </table:table-cell>
              <table:table-cell office:value-type="float" office:value="8.56374544757">
                <text:p>8.56374544757</text:p>
              </table:table-cell>
            </table:table-row>
            <table:table-row>
              <table:table-cell office:value-type="string">
                <text:p>BQMall_832x480_60.yuv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9636243346">
                <text:p>54.9636243346</text:p>
              </table:table-cell>
              <table:table-cell office:value-type="float" office:value="11.1710822008">
                <text:p>11.1710822008</text:p>
              </table:table-cell>
            </table:table-row>
            <table:table-row>
              <table:table-cell office:value-type="string">
                <text:p>BQSquar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.7932459389">
                <text:p>91.7932459389</text:p>
              </table:table-cell>
              <table:table-cell office:value-type="float" office:value="20.0019046057">
                <text:p>20.0019046057</text:p>
              </table:table-cell>
            </table:table-row>
            <table:table-row>
              <table:table-cell office:value-type="string">
                <text:p>BQTerrace_1920x1080_60.yuv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6378013137765">
                <text:p>81.6378013137765</text:p>
              </table:table-cell>
              <table:table-cell office:value-type="float" office:value="11.3562721827747">
                <text:p>11.3562721827747</text:p>
              </table:table-cell>
            </table:table-row>
            <table:table-row>
              <table:table-cell office:value-type="string">
                <text:p>Cactus_1920x1080_50.yuv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9861379517921">
                <text:p>70.9861379517921</text:p>
              </table:table-cell>
              <table:table-cell office:value-type="float" office:value="6.94960086193039">
                <text:p>6.94960086193039</text:p>
              </table:table-cell>
            </table:table-row>
            <table:table-row>
              <table:table-cell office:value-type="string">
                <text:p>Kimono_1920x1080_24.yuv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3708771293">
                <text:p>47.3708771293</text:p>
              </table:table-cell>
              <table:table-cell office:value-type="float" office:value="2.78899414696">
                <text:p>2.78899414696</text:p>
              </table:table-cell>
            </table:table-row>
            <table:table-row>
              <table:table-cell office:value-type="string">
                <text:p>ParkJoy_3840x2160_50.yuv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845068123667">
                <text:p>59.5845068123667</text:p>
              </table:table-cell>
              <table:table-cell office:value-type="float" office:value="5.42938442302922">
                <text:p>5.42938442302922</text:p>
              </table:table-cell>
            </table:table-row>
            <table:table-row>
              <table:table-cell office:value-type="string">
                <text:p>ParkScene_1920x1080_24.yuv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242118571351">
                <text:p>54.242118571351</text:p>
              </table:table-cell>
              <table:table-cell office:value-type="float" office:value="5.37725782900353">
                <text:p>5.37725782900353</text:p>
              </table:table-cell>
            </table:table-row>
            <table:table-row>
              <table:table-cell office:value-type="string">
                <text:p>PartyScene_832x480_50.yuv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9137289423">
                <text:p>57.9137289423</text:p>
              </table:table-cell>
              <table:table-cell office:value-type="float" office:value="12.862781892">
                <text:p>12.862781892</text:p>
              </table:table-cell>
            </table:table-row>
            <table:table-row>
              <table:table-cell office:value-type="string">
                <text:p>PeopleOnStreet_2560x1600_30_crop.yuv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8918880517157">
                <text:p>66.8918880517157</text:p>
              </table:table-cell>
              <table:table-cell office:value-type="float" office:value="8.60799421455392">
                <text:p>8.60799421455392</text:p>
              </table:table-cell>
            </table:table-row>
            <table:table-row>
              <table:table-cell office:value-type="string">
                <text:p>RaceHors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1056618805">
                <text:p>52.1056618805</text:p>
              </table:table-cell>
              <table:table-cell office:value-type="float" office:value="9.59908959484">
                <text:p>9.59908959484</text:p>
              </table:table-cell>
            </table:table-row>
            <table:table-row>
              <table:table-cell office:value-type="string">
                <text:p>Traffic_2560x1600_30_crop.yuv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6850642312902">
                <text:p>57.6850642312902</text:p>
              </table:table-cell>
              <table:table-cell office:value-type="float" office:value="6.64494985360274">
                <text:p>6.64494985360274</text:p>
              </table:table-cell>
            </table:table-row>
            <table:table-row>
              <table:table-cell office:value-type="string">
                <text:p>FourPeople_1280x720_60.yuv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6236052476706">
                <text:p>61.6236052476706</text:p>
              </table:table-cell>
              <table:table-cell office:value-type="float" office:value="7.46208191589921">
                <text:p>7.46208191589921</text:p>
              </table:table-cell>
            </table:table-row>
            <table:table-row>
              <table:table-cell office:value-type="string">
                <text:p>Johnny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8705451849">
                <text:p>57.8705451849</text:p>
              </table:table-cell>
              <table:table-cell office:value-type="float" office:value="7.06431549011">
                <text:p>7.06431549011</text:p>
              </table:table-cell>
            </table:table-row>
            <table:table-row>
              <table:table-cell office:value-type="string">
                <text:p>Tenni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2368128785">
                <text:p>59.2368128785</text:p>
              </table:table-cell>
              <table:table-cell office:value-type="float" office:value="4.45836315139">
                <text:p>4.45836315139</text:p>
              </table:table-cell>
            </table:table-row>
            <table:table-row>
              <table:table-cell office:value-type="string">
                <text:p>SlideEditing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.0229854694">
                <text:p>87.0229854694</text:p>
              </table:table-cell>
              <table:table-cell office:value-type="float" office:value="26.0431579821">
                <text:p>26.04315798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